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table:number-columns-repeated="4"/>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table:number-columns-repeated="4"/>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table:number-columns-repeated="4"/>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9:08:38.967237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9:31:29.206388362</dc:date>
    <meta:editing-duration>P2DT13H46M12S</meta:editing-duration>
    <meta:editing-cycles>158</meta:editing-cycles>
    <meta:generator>LibreOffice/6.3.4.2.0$Linux_X86_64 LibreOffice_project/30$Build-2</meta:generator>
    <meta:document-statistic meta:table-count="1" meta:cell-count="2194" meta:object-count="0"/>
  </office:meta>
</office:document-meta>
</file>